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25-01-14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24-06-27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23-12-27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23-06-28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23-04-11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22-12-16 2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22-03-11 0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21-12-08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21-09-22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3628" calcext:value-type="float">
            <text:p>23.69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91185913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86" meta:object-count="0"/>
    <meta:user-defined meta:name="AppVersion">3.0</meta:user-defined>
  </office:meta>
</office:document-meta>
</file>